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Output">
      <style:text-properties officeooo:paragraph-rsid="000e5e38"/>
    </style:style>
    <style:style style:name="P2" style:family="paragraph" style:parent-style-name="Output">
      <style:text-properties officeooo:paragraph-rsid="00173590"/>
    </style:style>
    <style:style style:name="P3" style:family="paragraph" style:parent-style-name="Standard">
      <style:text-properties fo:font-size="16pt" fo:font-weight="bold" officeooo:rsid="0002066a" officeooo:paragraph-rsid="0002066a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2a853" officeooo:paragraph-rsid="0012a853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4054e" officeooo:paragraph-rsid="0014054e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normal" officeooo:rsid="000359b0" officeooo:paragraph-rsid="000359b0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6pt" fo:font-style="italic" fo:font-weight="normal" officeooo:rsid="000359b0" officeooo:paragraph-rsid="000359b0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text-properties fo:font-size="16pt" fo:font-style="italic" fo:font-weight="normal" officeooo:rsid="0009c4ff" officeooo:paragraph-rsid="0009c4ff" style:font-size-asian="16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>
      <style:paragraph-properties fo:break-before="page"/>
      <style:text-properties fo:font-size="16pt" fo:font-weight="bold" officeooo:rsid="0012a853" officeooo:paragraph-rsid="0012a853" style:font-size-asian="16pt" style:font-weight-asian="bold" style:font-size-complex="16pt" style:font-weight-complex="bold"/>
    </style:style>
    <style:style style:name="T1" style:family="text">
      <style:text-properties officeooo:rsid="00050ba0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50ba0" style:font-style-asian="normal" style:font-style-complex="normal"/>
    </style:style>
    <style:style style:name="T4" style:family="text">
      <style:text-properties fo:font-style="normal" officeooo:rsid="0009c4ff" style:font-style-asian="normal" style:font-style-complex="normal"/>
    </style:style>
    <style:style style:name="T5" style:family="text">
      <style:text-properties fo:font-style="normal" officeooo:rsid="000b0013" style:font-style-asian="normal" style:font-style-complex="normal"/>
    </style:style>
    <style:style style:name="T6" style:family="text">
      <style:text-properties fo:font-style="normal" fo:font-weight="normal" officeooo:rsid="0009c4ff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50ba0" style:font-weight-asian="bold" style:font-weight-complex="bold"/>
    </style:style>
    <style:style style:name="T9" style:family="text">
      <style:text-properties fo:font-weight="bold" officeooo:rsid="0014054e" style:font-weight-asian="bold" style:font-weight-complex="bold"/>
    </style:style>
    <style:style style:name="T10" style:family="text">
      <style:text-properties fo:font-style="italic" officeooo:rsid="0007f7fc" style:font-style-asian="italic" style:font-style-complex="italic"/>
    </style:style>
    <style:style style:name="T11" style:family="text">
      <style:text-properties style:font-name="Liberation Serif" fo:font-size="16pt" fo:font-style="normal" fo:font-weight="normal" officeooo:rsid="00050ba0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font-name="Liberation Serif" fo:font-size="16pt" fo:font-style="normal" fo:font-weight="bold" officeooo:rsid="00050ba0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officeooo:rsid="000d7b6b"/>
    </style:style>
    <style:style style:name="T14" style:family="text">
      <style:text-properties fo:color="#21409a"/>
    </style:style>
    <style:style style:name="T15" style:family="text">
      <style:text-properties fo:color="#21409a" officeooo:rsid="000ec847"/>
    </style:style>
    <style:style style:name="T16" style:family="text">
      <style:text-properties style:use-window-font-color="true" style:font-name="Liberation Serif" fo:font-size="16pt" fo:font-style="normal" fo:font-weight="normal" officeooo:rsid="00050ba0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style:use-window-font-color="true" style:font-name="Liberation Serif" fo:font-size="16pt" fo:font-style="normal" fo:font-weight="bold" officeooo:rsid="00050ba0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style:use-window-font-color="true" style:font-name="Liberation Serif" fo:font-size="16pt" fo:font-style="normal" fo:font-weight="bold" officeooo:rsid="000d7b6b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color="#72bf44"/>
    </style:style>
    <style:style style:name="T20" style:family="text">
      <style:text-properties fo:color="#72bf44" officeooo:rsid="000ec847"/>
    </style:style>
    <style:style style:name="T21" style:family="text">
      <style:text-properties fo:color="#ed1c24"/>
    </style:style>
    <style:style style:name="T22" style:family="text">
      <style:text-properties fo:color="#ed1c24" officeooo:rsid="000ec847"/>
    </style:style>
    <style:style style:name="T23" style:family="text">
      <style:text-properties fo:color="#666666"/>
    </style:style>
    <style:style style:name="T24" style:family="text">
      <style:text-properties fo:color="#666666" fo:font-style="normal" style:font-style-asian="normal" style:font-style-complex="normal"/>
    </style:style>
    <style:style style:name="T25" style:family="text">
      <style:text-properties fo:color="#666666" fo:font-style="normal" officeooo:rsid="00106c45" style:font-style-asian="normal" style:font-style-complex="normal"/>
    </style:style>
    <style:style style:name="T26" style:family="text">
      <style:text-properties fo:color="#666666" style:font-name="Liberation Serif" fo:font-size="16pt" fo:font-style="normal" fo:font-weight="normal" officeooo:rsid="00050ba0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color="#666666" style:font-name="Liberation Serif" fo:font-size="16pt" fo:font-style="normal" fo:font-weight="bold" officeooo:rsid="00050ba0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officeooo:rsid="001405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MAGES TO NUMPY AND VICE-VERSA</text:p>
      <text:p text:style-name="P3"/>
      <text:p text:style-name="P6">The first thing to do – to load an image in Python using cv2 methods</text:p>
      <text:p text:style-name="P6"/>
      <text:p text:style-name="P4">Creating numpy arrays out of images</text:p>
      <text:p text:style-name="P6"/>
      <text:p text:style-name="P6"><text:tab/><text:span text:style-name="T10">import cv2</text:span></text:p>
      <text:p text:style-name="P6"><text:span text:style-name="T10"/></text:p>
      <text:p text:style-name="Code"><text:tab/>im_g = cv2.<text:span text:style-name="T7">imread</text:span>("smallgray.png", <text:span text:style-name="T7">0</text:span>) <text:span text:style-name="T3"><text:tab/>load in gray</text:span></text:p>
      <text:p text:style-name="P7"><text:tab/><text:span text:style-name="T1">or</text:span></text:p>
      <text:p text:style-name="P7"><text:tab/>im_g = cv2.<text:span text:style-name="T7">imread</text:span>("smallgray.png", <text:span text:style-name="T8">1</text:span>)<text:tab/><text:span text:style-name="T3">load in BGR </text:span><text:span text:style-name="T5">(not RGB)</text:span></text:p>
      <text:p text:style-name="P7"><text:span text:style-name="T3"/></text:p>
      <text:p text:style-name="P7"><text:span text:style-name="T3"><text:tab/></text:span><text:span text:style-name="T4">im_g</text:span></text:p>
      <text:p text:style-name="P7"><text:span text:style-name="T4"/></text:p>
      <text:p text:style-name="Output"><text:span text:style-name="T6">&gt;&gt; </text:span><text:span text:style-name="T2">array([</text:span><text:span text:style-name="T24">[187, 158, 104, 121, 143], </text:span><text:span text:style-name="T25">gray</text:span><text:span text:style-name="T24"><text:tab/></text:span><text:span text:style-name="T16">- in case of </text:span><text:span text:style-name="T17">parameter 0</text:span><text:span text:style-name="T24"><text:line-break/></text:span><text:span text:style-name="T23"> <text:s text:c="9"/>[198, 125, 255, 255, 147],<text:line-break/> <text:s text:c="9"/>[209, 134, 255, <text:s/>97, 182]</text:span>], dtype=uint8)</text:p>
      <text:p text:style-name="P1"><text:span text:style-name="T13">&gt;&gt; </text:span>array([[<text:span text:style-name="T14">[187, 187, 187],<text:tab/><text:tab/><text:tab/><text:tab/></text:span><text:span text:style-name="T16">- in case of </text:span><text:span text:style-name="T17">parameter </text:span><text:span text:style-name="T18">1</text:span><text:span text:style-name="T14"><text:line-break/> <text:s text:c="10"/>[158, 158, 158],<text:tab/></text:span><text:span text:style-name="T15">blue</text:span><text:span text:style-name="T14"><text:line-break/> <text:s text:c="10"/>[104, 104, 104],<text:line-break/> <text:s text:c="10"/>[121, 121, 121],<text:line-break/> <text:s text:c="10"/>[143, 143, 143]</text:span>],</text:p>
      <text:p text:style-name="Output"><text:s text:c="10"/>[<text:span text:style-name="T19">[198, 198, 198],<text:line-break/> <text:s text:c="10"/>[125, 125, 125],<text:tab/></text:span><text:span text:style-name="T20">green</text:span><text:span text:style-name="T19"><text:line-break/> <text:s text:c="10"/>[255, 255, 255],<text:line-break/> <text:s text:c="10"/>[255, 255, 255],<text:line-break/> <text:s text:c="10"/>[147, 147, 147]</text:span>],</text:p>
      <text:p text:style-name="P2"><text:s text:c="10"/>[<text:span text:style-name="T21">[209, 209, 209],<text:line-break/> <text:s text:c="10"/>[134, 134, 134],<text:tab/></text:span><text:span text:style-name="T22">red</text:span><text:span text:style-name="T21"><text:line-break/> <text:s text:c="10"/>[255, 255, 255],<text:line-break/> <text:s text:c="10"/>[ 97, <text:s/>97, <text:s/>97],<text:line-break/> <text:s text:c="10"/>[182, 182, 182]</text:span>]], dtype=uint8)</text:p>
      <text:p text:style-name="P9">Creating images out of numpy arrays</text:p>
      <text:p text:style-name="P4"/>
      <text:p text:style-name="Code"><text:tab/><text:span text:style-name="T28">cv2.</text:span><text:span text:style-name="T9">imwrite</text:span><text:span text:style-name="T28">(“name_of_new_file”, numpy_array)</text:span></text:p>
      <text:p text:style-name="P5">np:</text:p>
      <text:p text:style-name="Code"><text:tab/>cv2.<text:span text:style-name="T7">imwrite</text:span>(“newsmallgray.png”, im_g)</text:p>
      <text:p text:style-name="P8"><text:span text:style-name="T2"/></text:p>
      <text:p text:style-name="P7"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utput" style:family="paragraph" style:parent-style-name="Standard">
      <style:paragraph-properties fo:margin-top="0cm" fo:margin-bottom="0.499cm" loext:contextual-spacing="false"/>
      <style:text-properties style:font-name="Liberation Mono" fo:font-family="'Liberation Mono'" style:font-family-generic="modern" style:font-pitch="fixed" fo:font-size="12pt" style:font-size-asian="12pt" style:font-size-complex="12pt"/>
    </style:style>
    <style:style style:name="Code" style:family="paragraph" style:parent-style-name="Standard">
      <style:text-properties fo:font-size="16pt" fo:font-style="italic" fo:font-weight="normal" officeooo:rsid="000359b0" style:font-size-asian="16pt" style:font-style-asian="italic" style:font-weight-asian="normal" style:font-size-complex="16pt" style:font-style-complex="italic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4-23T22:04:30.908000000</dc:date>
    <meta:editing-duration>PT21M19S</meta:editing-duration>
    <meta:editing-cycles>19</meta:editing-cycles>
    <meta:document-statistic meta:table-count="0" meta:image-count="0" meta:object-count="0" meta:page-count="2" meta:paragraph-count="16" meta:word-count="137" meta:character-count="1016" meta:non-whitespace-character-count="708"/>
  </office:meta>
</office:document-meta>
</file>